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amyak Devanagari" svg:font-family="'Samyak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(kg)</text:p>
          </table:table-cell>
          <table:table-cell office:value-type="string" calcext:value-type="string">
            <text:p>T(s)</text:p>
          </table:table-cell>
          <table:table-cell office:value-type="string" calcext:value-type="string">
            <text:p>k=4pi^2M/T^2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stderr</text:p>
          </table:table-cell>
          <table:table-cell office:value-type="string" calcext:value-type="string">
            <text:p>k with uncertainty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float" office:value="0.513" calcext:value-type="float">
            <text:p>0.513</text:p>
          </table:table-cell>
          <table:table-cell office:value-type="float" office:value="1.24" calcext:value-type="float">
            <text:p>1.24</text:p>
          </table:table-cell>
          <table:table-cell table:formula="of:=(4*(PI()^2)*[.A2])/[.B2]^2" office:value-type="float" office:value="13.1714543646172" calcext:value-type="float">
            <text:p>13.1714543646</text:p>
          </table:table-cell>
          <table:table-cell/>
          <table:table-cell table:formula="of:=AVERAGE([.C2:.C9])" office:value-type="float" office:value="13.1551202596676" calcext:value-type="float">
            <text:p>13.1551202597</text:p>
          </table:table-cell>
          <table:table-cell table:formula="of:=STDEV([.C2:.C9])" office:value-type="float" office:value="0.171332884833422" calcext:value-type="float">
            <text:p>0.1713328848</text:p>
          </table:table-cell>
          <table:table-cell table:formula="of:=[.F2]/SQRT(COUNT([.C2:.C9]))" office:value-type="float" office:value="0.0605753223529832" calcext:value-type="float">
            <text:p>0.0605753224</text:p>
          </table:table-cell>
          <table:table-cell office:value-type="string" calcext:value-type="string">
            <text:p>13.16(6)</text:p>
          </table:table-cell>
          <table:table-cell office:value-type="string" calcext:value-type="string">
            <text:p>kgs^-2</text:p>
          </table:table-cell>
        </table:table-row>
        <table:table-row table:style-name="ro1">
          <table:table-cell office:value-type="float" office:value="0.581" calcext:value-type="float">
            <text:p>0.581</text:p>
          </table:table-cell>
          <table:table-cell office:value-type="float" office:value="1.33" calcext:value-type="float">
            <text:p>1.33</text:p>
          </table:table-cell>
          <table:table-cell table:formula="of:=(4*(PI()^2)*[.A3])/[.B3]^2" office:value-type="float" office:value="12.9667932772523" calcext:value-type="float">
            <text:p>12.9667932773</text:p>
          </table:table-cell>
          <table:table-cell table:number-columns-repeated="6"/>
        </table:table-row>
        <table:table-row table:style-name="ro1">
          <table:table-cell office:value-type="float" office:value="0.634" calcext:value-type="float">
            <text:p>0.634</text:p>
          </table:table-cell>
          <table:table-cell office:value-type="float" office:value="1.36" calcext:value-type="float">
            <text:p>1.36</text:p>
          </table:table-cell>
          <table:table-cell table:formula="of:=(4*(PI()^2)*[.A4])/[.B4]^2" office:value-type="float" office:value="13.5322863111822" calcext:value-type="float">
            <text:p>13.5322863112</text:p>
          </table:table-cell>
          <table:table-cell table:number-columns-repeated="6"/>
        </table:table-row>
        <table:table-row table:style-name="ro1">
          <table:table-cell office:value-type="float" office:value="0.691" calcext:value-type="float">
            <text:p>0.691</text:p>
          </table:table-cell>
          <table:table-cell office:value-type="float" office:value="1.44" calcext:value-type="float">
            <text:p>1.44</text:p>
          </table:table-cell>
          <table:table-cell table:formula="of:=(4*(PI()^2)*[.A5])/[.B5]^2" office:value-type="float" office:value="13.1556648170385" calcext:value-type="float">
            <text:p>13.155664817</text:p>
          </table:table-cell>
          <table:table-cell table:number-columns-repeated="6"/>
        </table:table-row>
        <table:table-row table:style-name="ro1">
          <table:table-cell office:value-type="float" office:value="0.752" calcext:value-type="float">
            <text:p>0.752</text:p>
          </table:table-cell>
          <table:table-cell office:value-type="float" office:value="1.5" calcext:value-type="float">
            <text:p>1.5</text:p>
          </table:table-cell>
          <table:table-cell table:formula="of:=(4*(PI()^2)*[.A6])/[.B6]^2" office:value-type="float" office:value="13.1945644615452" calcext:value-type="float">
            <text:p>13.1945644615</text:p>
          </table:table-cell>
          <table:table-cell table:number-columns-repeated="6"/>
        </table:table-row>
        <table:table-row table:style-name="ro1">
          <table:table-cell office:value-type="float" office:value="0.834" calcext:value-type="float">
            <text:p>0.834</text:p>
          </table:table-cell>
          <table:table-cell office:value-type="float" office:value="1.59" calcext:value-type="float">
            <text:p>1.59</text:p>
          </table:table-cell>
          <table:table-cell table:formula="of:=(4*(PI()^2)*[.A7])/[.B7]^2" office:value-type="float" office:value="13.0236146837681" calcext:value-type="float">
            <text:p>13.0236146838</text:p>
          </table:table-cell>
          <table:table-cell table:number-columns-repeated="6"/>
        </table:table-row>
        <table:table-row table:style-name="ro1">
          <table:table-cell office:value-type="float" office:value="0.901" calcext:value-type="float">
            <text:p>0.901</text:p>
          </table:table-cell>
          <table:table-cell office:value-type="float" office:value="1.65" calcext:value-type="float">
            <text:p>1.65</text:p>
          </table:table-cell>
          <table:table-cell table:formula="of:=(4*(PI()^2)*[.A8])/[.B8]^2" office:value-type="float" office:value="13.0652173596055" calcext:value-type="float">
            <text:p>13.0652173596</text:p>
          </table:table-cell>
          <table:table-cell table:number-columns-repeated="6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1.69" calcext:value-type="float">
            <text:p>1.69</text:p>
          </table:table-cell>
          <table:table-cell table:formula="of:=(4*(PI()^2)*[.A9])/[.B9]^2" office:value-type="float" office:value="13.1313668023317" calcext:value-type="float">
            <text:p>13.131366802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amyak Devanagari" svg:font-family="'Samyak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Samyak Devanagari" style:font-family-complex="'Samyak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jamin Cox</meta:initial-creator>
    <meta:creation-date>2017-11-06T13:37:21.379136667</meta:creation-date>
    <meta:generator>LibreOffice/5.0.6.2$Linux_X86_64 LibreOffice_project/00$Build-2</meta:generator>
    <dc:date>2017-11-06T14:44:47.262853318</dc:date>
    <dc:creator>Benjamin Cox</dc:creator>
    <meta:editing-duration>PT1H7M22S</meta:editing-duration>
    <meta:editing-cycles>6</meta:editing-cycles>
    <meta:document-statistic meta:table-count="1" meta:cell-count="37" meta:object-count="0"/>
  </office:meta>
</office:document-meta>
</file>